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1" fo:font-size="12pt" style:font-size-asian="12pt" style:font-size-complex="12pt"/>
    </style:style>
    <style:style style:name="ce6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italic" style:font-weight-asian="normal" style:font-size-complex="1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8"/>
          <table:table-cell table:style-name="ce4" office:value-type="string" calcext:value-type="string">
            <text:p>ˉˉˉXa</text:p>
          </table:table-cell>
          <table:table-cell table:style-name="ce4" office:value-type="string" calcext:value-type="string">
            <text:p>ˉˉˉX*a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7" table:formula="of:=SUM([.B$2:.B$6])/5" office:value-type="float" office:value="9.6" calcext:value-type="float">
            <text:p>9.6</text:p>
          </table:table-cell>
          <table:table-cell table:style-name="ce7" table:formula="of:=SUM([.G$2:.G$6])/5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/>
          <table:table-cell table:style-name="ce7" table:formula="of:=SUM([.B$2:.B$6])/5" office:value-type="float" office:value="9.6" calcext:value-type="float">
            <text:p>9.6</text:p>
          </table:table-cell>
          <table:table-cell table:style-name="ce7" table:formula="of:=SUM([.G$2:.G$6])/5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5" calcext:value-type="float">
            <text:p>4.5</text:p>
          </table:table-cell>
          <table:table-cell/>
          <table:table-cell table:style-name="ce7" table:formula="of:=SUM([.B$2:.B$6])/5" office:value-type="float" office:value="9.6" calcext:value-type="float">
            <text:p>9.6</text:p>
          </table:table-cell>
          <table:table-cell table:style-name="ce7" table:formula="of:=SUM([.G$2:.G$6])/5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/>
          <table:table-cell table:style-name="ce7" table:formula="of:=SUM([.B$2:.B$6])/5" office:value-type="float" office:value="9.6" calcext:value-type="float">
            <text:p>9.6</text:p>
          </table:table-cell>
          <table:table-cell table:style-name="ce7" table:formula="of:=SUM([.G$2:.G$6])/5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5" calcext:value-type="float">
            <text:p>4.5</text:p>
          </table:table-cell>
          <table:table-cell/>
          <table:table-cell table:style-name="ce7" table:formula="of:=SUM([.B$2:.B$6])/5" office:value-type="float" office:value="9.6" calcext:value-type="float">
            <text:p>9.6</text:p>
          </table:table-cell>
          <table:table-cell table:style-name="ce7" table:formula="of:=SUM([.G$2:.G$6])/5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X*а(c)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X*a(b)</text:p>
          </table:table-cell>
          <table:table-cell table:style-name="ce4" table:formula="of:=([.B3]+[.B5]+[.B6])/3" office:value-type="float" office:value="10.6666666666667" calcext:value-type="float">
            <text:p>10.6666666667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X*a(a)</text:p>
          </table:table-cell>
          <table:table-cell table:style-name="ce4" table:formula="of:=([.B4]+[.B7])/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ˉˉˉˉXп</text:p>
          </table:table-cell>
          <table:table-cell table:style-name="ce4" table:formula="of:=SUM([.B2:.B6])/5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ˉˉˉˉX*п</text:p>
          </table:table-cell>
          <table:table-cell table:style-name="ce4" table:formula="of:=SUM([.G2:.G6])/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ˉˉˉˉˉXпX*п</text:p>
          </table:table-cell>
          <table:table-cell table:style-name="ce4" table:formula="of:=SUMPRODUCT([.B2:.B6];[.G2:.G6])/5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xп</text:p>
          </table:table-cell>
          <table:table-cell table:style-name="ce4" table:formula="of:=SUMXMY2([.B2:.B6];[.I2:.I6])/5" office:value-type="float" office:value="3.84" calcext:value-type="float">
            <text:p>3.84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x*п</text:p>
          </table:table-cell>
          <table:table-cell table:style-name="ce7" table:formula="of:=SUMXMY2([.G2:.G6];[.J2:.J6])/5"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xax*a</text:p>
          </table:table-cell>
          <table:table-cell table:style-name="ce4" table:formula="of:=([.C19]-[.C16]*[.C17])/SQRT([.C21]*[.C23])" office:value-type="float" office:value="0.836798351744005" calcext:value-type="float">
            <text:p>0.8367983517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*пп</text:p>
          </table:table-cell>
          <table:table-cell table:style-name="ce4" table:formula="of:=1-[.C25]" office:value-type="float" office:value="0.163201648255995" calcext:value-type="float">
            <text:p>0.1632016483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*нн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dпн</text:p>
          </table:table-cell>
          <table:table-cell table:style-name="ce4" table:formula="of:=([.C27]+[.C29])/2" office:value-type="float" office:value="0.181600824127998" calcext:value-type="float">
            <text:p>0.1816008241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0:41:07.867222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3:14:35.961823093</meta:creation-date>
    <dc:date>2016-12-13T20:51:18.511750398</dc:date>
    <meta:editing-duration>PT21M46S</meta:editing-duration>
    <meta:editing-cycles>3</meta:editing-cycles>
    <meta:generator>LibreOffice/5.1.4.2$Linux_X86_64 LibreOffice_project/10m0$Build-2</meta:generator>
    <meta:document-statistic meta:table-count="1" meta:cell-count="66" meta:object-count="0"/>
  </office:meta>
</office:document-meta>
</file>